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in"/>
          <style:tab-stop style:position="6.9689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################################## farhad ramezanghorbani</text:p>
      <text:p text:style-name="Standard"></text:p>
      <text:p text:style-name="P1">while 1:<text:tab/><text:tab/><text:tab/><text:tab/><text:tab/><text:tab/><text:tab/><text:tab/># infinite loop for requesting number1 from user</text:p>
      <text:p text:style-name="Standard"><text:tab/>try:<text:tab/><text:tab/><text:tab/><text:tab/><text:tab/><text:tab/><text:tab/><text:tab/># then check if user entered number, and if not</text:p>
      <text:p text:style-name="Standard"><text:tab/><text:tab/>n1 = float(raw_input("enter numerator: "))<text:tab/><text:tab/># try again (another input) till user enters a float</text:p>
      <text:p text:style-name="Standard"><text:tab/><text:tab/>break</text:p>
      <text:p text:style-name="Standard"><text:tab/>except ValueError:<text:tab/><text:tab/><text:tab/><text:tab/><text:tab/><text:tab/></text:p>
      <text:p text:style-name="Standard"><text:tab/><text:tab/>print "you must enter a number"</text:p>
      <text:p text:style-name="Standard"></text:p>
      <text:p text:style-name="Standard">while 1:<text:tab/><text:tab/><text:tab/><text:tab/><text:tab/><text:tab/><text:tab/><text:tab/># infinite loop for requesting number2 from user</text:p>
      <text:p text:style-name="Standard"><text:tab/>try:<text:tab/><text:tab/><text:tab/><text:tab/><text:tab/><text:tab/><text:tab/><text:tab/># then check if it is a non zero float number </text:p>
      <text:p text:style-name="Standard"><text:tab/><text:tab/>n2 = float(raw_input("enter denominator: "))<text:tab/># and if it is, calculate the division</text:p>
      <text:p text:style-name="Standard"><text:tab/><text:tab/>result = n1/n2</text:p>
      <text:p text:style-name="Standard"><text:tab/><text:tab/>print "number1 / number2 = ", result<text:tab/><text:tab/></text:p>
      <text:p text:style-name="Standard"><text:tab/><text:tab/>break</text:p>
      <text:p text:style-name="Standard"><text:tab/>except ValueError:</text:p>
      <text:p text:style-name="Standard"><text:tab/><text:tab/>print "you must enter a number"</text:p>
      <text:p text:style-name="Standard"><text:tab/>except ZeroDivisionError:</text:p>
      <text:p text:style-name="Standard"><text:tab/><text:tab/>print "cannot divid by zero"</text:p>
      <text:p text:style-name="Standard"><text:tab/>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689in" fo:margin-right="0.31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had </meta:initial-creator>
    <meta:creation-date>2013-12-09T16:13:09</meta:creation-date>
    <dc:date>2013-12-09T19:29:40</dc:date>
    <dc:creator>Farhad </dc:creator>
    <meta:editing-duration>PT1M11S</meta:editing-duration>
    <meta:editing-cycles>1</meta:editing-cycles>
    <meta:document-statistic meta:table-count="0" meta:image-count="0" meta:object-count="0" meta:page-count="1" meta:paragraph-count="21" meta:word-count="109" meta:character-count="746" meta:non-whitespace-character-count="571"/>
    <meta:generator>LibreOffice/3.5$Linux_X86_64 LibreOffice_project/350m1$Build-2</meta:generator>
  </office:meta>
</office:document-meta>
</file>